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style:use-window-font-color="tru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8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8"><text:span text:style-name="T1"/></text:p>
            <text:p text:style-name="P9"><text:span text:style-name="T1"/></text:p>
            <text:p text:style-name="P9"><text:span text:style-name="T5">semplice-linux</text:span></text:p>
            <text:p text:style-name="P9"><text:span text:style-name="T6"/></text:p>
            <text:p text:style-name="P9"><text:span text:style-name="T7"/></text:p>
            <text:p text:style-name="P9"><text:span text:style-name="T7">Basierend auf Debian Sid</text:span></text:p>
            <text:p text:style-name="P9"><text:span text:style-name="T7"/></text:p>
            <text:p text:style-name="P9"><text:span text:style-name="T7">32 und 64Bit Version</text:span></text:p>
            <text:p text:style-name="P9"><text:span text:style-name="T7"/></text:p>
            <text:p text:style-name="P9"><text:span text:style-name="T7">Installierbares Live-ISO</text:span></text:p>
            <text:p text:style-name="P9"><text:span text:style-name="T7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eichtgewichtig</text:span><text:span text:style-name="T8">, geringe Anforderungen an die </text:span><text:span text:style-name="T7">Hardware</text:span></text:p>
            <text:p text:style-name="P9"><text:span text:style-name="T7"/></text:p>
            <text:p text:style-name="P9"><text:span text:style-name="T7">Openbox</text:span></text:p>
            <text:p text:style-name="P9"><text:span text:style-name="T7"/></text:p>
            <text:p text:style-name="P9"><text:span text:style-name="T7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7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9">USB Stick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0">8 GB</text:span></text:p>
            <text:p text:style-name="P8"><text:span text:style-name="T10"/></text:p>
            <text:p text:style-name="P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hlweise mit 32Bit oder 64Bit</text:span></text:p>
            <text:p text:style-name="P8"><text:span text:style-name="T1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1">semplice-linux</text:span></text:p>
            <text:p text:style-name="P9"><text:span text:style-name="T5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2">ISO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8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9">Serendipity Handbuch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0,00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9" draw:text-style-name="P11" draw:layer="layout" svg:width="25.2cm" svg:height="16cm" svg:x="1.4cm" svg:y="3.8cm">
          <draw:text-box>
            <text:p text:style-name="P9"><text:span text:style-name="T1">Viel Spaß und eine interessante Zeit bei der FrOSCon 2012 in St. Augustin wünschen Ihnen: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10"><text:span text:style-name="T1"/></text:p>
            <text:p text:style-name="P10"><text:span text:style-name="T1"/></text:p>
            <text:p text:style-name="P9"><text:span text:style-name="T15"/></text:p>
            <text:p text:style-name="P9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 text:style-name="P9"><text:span text:style-name="T1">Ihr </text:span><text:span text:style-name="T16">sidux </text:span><text:span text:style-name="T13">e.V</text:span><text:span text:style-name="T17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draw:frame draw:style-name="standard" draw:layer="layout" svg:width="25.798cm" svg:height="4.684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Karlheinz Heidemeyer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Eugenio Paolantonio</text:p>
              </table:table-cell>
              <table:table-cell/>
              <table:table-cell>
                <text:p>Luca B.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Yasmin Schramm</text:p>
              </table:table-cell>
              <table:table-cell table:style-name="ce3"/>
              <table:table-cell table:style-name="ce4">
                <text:p text:style-name="P12">Sven Herfs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6-01T00:43:08</dc:date>
    <meta:editing-duration>PT9H24M3S</meta:editing-duration>
    <meta:editing-cycles>71</meta:editing-cycles>
    <meta:generator>LibreOffice/3.5$Linux_X86_64 LibreOffice_project/350m1$Build-2</meta:generator>
    <meta:document-statistic meta:object-count="53"/>
  </office:meta>
</office:document-meta>
</file>